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style:line-height-at-least="0.503cm" fo:widows="1" fo:text-indent="0cm" style:auto-text-indent="false"/>
      <style:text-properties fo:font-variant="normal" fo:text-transform="none" fo:color="#000000" fo:letter-spacing="normal" style:font-name-asian="georgia" style:font-size-asian="11.25pt" style:font-style-asian="normal" style:font-weight-asian="normal"/>
    </style:style>
    <style:style style:name="P2" style:family="paragraph" style:parent-style-name="Standard">
      <style:paragraph-properties fo:margin-left="0cm" fo:margin-right="0cm" style:line-height-at-least="0.503cm" fo:widows="1" fo:text-indent="0cm" style:auto-text-indent="false"/>
      <style:text-properties fo:font-variant="normal" fo:text-transform="none" fo:color="#000000" fo:letter-spacing="normal" officeooo:rsid="001b7486" officeooo:paragraph-rsid="001b7486" style:font-name-asian="georgia" style:font-size-asian="11.25pt" style:font-style-asian="normal" style:font-weight-asian="normal"/>
    </style:style>
    <style:style style:name="P3" style:family="paragraph" style:parent-style-name="Heading_20_1">
      <style:paragraph-properties fo:text-align="center" style:justify-single-word="false"/>
      <style:text-properties style:text-underline-style="none"/>
    </style:style>
    <style:style style:name="T1" style:family="text">
      <style:text-properties fo:font-variant="normal" fo:text-transform="none" fo:color="#808080" fo:letter-spacing="normal" style:text-underline-style="solid" style:text-underline-width="auto" style:text-underline-color="font-color" style:font-name-asian="verdana" style:font-size-asian="10.5pt" style:font-style-asian="normal" style:font-weight-asian="bold"/>
    </style:style>
    <style:style style:name="T2" style:family="text">
      <style:text-properties fo:font-variant="normal" fo:text-transform="none" fo:letter-spacing="normal" style:text-underline-style="solid" style:text-underline-width="auto" style:text-underline-color="font-color" style:font-name-asian="verdana" style:font-size-asian="10.5pt" style:font-style-asian="normal" style:font-weight-asian="bold"/>
    </style:style>
    <style:style style:name="T3" style:family="text">
      <style:text-properties fo:font-variant="normal" fo:text-transform="none" fo:color="#000000" fo:letter-spacing="normal" style:text-underline-style="solid" style:text-underline-width="auto" style:text-underline-color="font-color" style:font-name-asian="verdana" style:font-size-asian="10.5pt" style:font-style-asian="normal" style:font-weight-asian="bold"/>
    </style:style>
    <style:style style:name="T4" style:family="text">
      <style:text-properties fo:font-variant="normal" fo:text-transform="none" fo:color="#000000" fo:letter-spacing="normal" style:font-name-asian="verdana" style:font-size-asian="10.5pt"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并查集模板（寻找祖先用递归实现）：</text:p>
      <text:p text:style-name="P1"/>
      <text:p text:style-name="P2">void init(){ <text:s text:c="7"/>//初始化函数</text:p>
      <text:p text:style-name="P2"><text:s text:c="4"/>for(int i=1;i&lt;=n;i++)fa[i]=i;</text:p>
      <text:p text:style-name="P2">}</text:p>
      <text:p text:style-name="P2"/>
      <text:p text:style-name="P2">int find(int x){ <text:s text:c="3"/>//寻找祖宗</text:p>
      <text:p text:style-name="P2"><text:s text:c="4"/>return fa[x]==x?x:fa(x)=find(fa[x]);</text:p>
      <text:p text:style-name="P2">}</text:p>
      <text:p text:style-name="P2"/>
      <text:p text:style-name="P2">void unio(int x,int y){ <text:s text:c="3"/>//合并两点</text:p>
      <text:p text:style-name="P2"><text:s text:c="4"/>int dx=find(x),dy=find(y);</text:p>
      <text:p text:style-name="P2"><text:s text:c="4"/>if(dx!=dy)fa[dx]=dy;</text:p>
      <text:p text:style-name="P2">}</text:p>
      <text:p text:style-name="P2"/>
      <text:p text:style-name="P2">并查集模板（寻找祖先用循环实现，速度上并没有发现显著提高，但可以避免卡栈溢出，合并过程直接在主函数内实现）：</text:p>
      <text:p text:style-name="P2"/>
      <text:p text:style-name="P2">void init(){</text:p>
      <text:p text:style-name="P2"><text:s text:c="4"/>for(int i=1;i&lt;=n;i++)fa[i]=i;</text:p>
      <text:p text:style-name="P2">}</text:p>
      <text:p text:style-name="P2"/>
      <text:p text:style-name="P2">int find(int x){</text:p>
      <text:p text:style-name="P2"><text:s text:c="4"/>int r=x,t;</text:p>
      <text:p text:style-name="P2"><text:s text:c="4"/>while(r!=fa[r])r=fa[r]; <text:s text:c="3"/>//先循环一遍寻找祖先</text:p>
      <text:p text:style-name="P2"><text:s text:c="4"/>while(x!=r){ <text:s text:c="15"/>//再循环一遍更新父亲结点</text:p>
      <text:p text:style-name="P2"><text:s text:c="8"/>t=fa[x];</text:p>
      <text:p text:style-name="P2"><text:s text:c="8"/>fa[x]=r;</text:p>
      <text:p text:style-name="P2"><text:s text:c="8"/>x=t;</text:p>
      <text:p text:style-name="P2"><text:s text:c="4"/>}</text:p>
      <text:p text:style-name="P2"><text:s text:c="4"/>return r;</text:p>
      <text:p text:style-name="P2">}</text:p>
      <text:p text:style-name="P2"/>
      <text:p text:style-name="P2">int x=find(a),y=find(b); <text:s text:c="7"/>//主函数中完全可以直接实现合并</text:p>
      <text:p text:style-name="P2">if(x!=y)fa[x]=y;</text:p>
      <text:p text:style-name="P2"/>
      <text:p text:style-name="P2">带权并查集（仅记录集合元素个数）：</text:p>
      <text:p text:style-name="P2"/>
      <text:p text:style-name="P2">void init(){</text:p>
      <text:p text:style-name="P2"><text:s text:c="4"/>for(int i=0;i&lt;n;i++){fa[i]=i;num[i]=1;} <text:s text:c="3"/>//初始化每个集合元素个数为1</text:p>
      <text:p text:style-name="P2">}</text:p>
      <text:p text:style-name="P2"/>
      <text:p text:style-name="P2">int find(int x){</text:p>
      <text:p text:style-name="P2"><text:s text:c="4"/>int r=x,t;</text:p>
      <text:p text:style-name="P2"><text:s text:c="4"/>while(fa[r]!=r)r=fa[r];</text:p>
      <text:p text:style-name="P2"><text:s text:c="4"/>while(x!=r){</text:p>
      <text:p text:style-name="P2"><text:s text:c="8"/>t=fa[x];</text:p>
      <text:p text:style-name="P2"><text:s text:c="8"/>fa[x]=r;</text:p>
      <text:p text:style-name="P2"><text:soft-page-break/><text:s text:c="8"/>x=t;</text:p>
      <text:p text:style-name="P2"><text:s text:c="4"/>}</text:p>
      <text:p text:style-name="P2"><text:s text:c="4"/>return r;</text:p>
      <text:p text:style-name="P2">}</text:p>
      <text:p text:style-name="P2"/>
      <text:p text:style-name="P2">int x=find(a),y=find(b);</text:p>
      <text:p text:style-name="P2">if(x!=y){</text:p>
      <text:p text:style-name="P2"><text:s text:c="4"/>fa[x]=y;</text:p>
      <text:p text:style-name="P2"><text:s text:c="4"/>num[y]+=num[x]; <text:s text:c="7"/>//合并集合时在祖先结点上改合并后的集合元素个数</text:p>
      <text:p text:style-name="P2">}</text:p>
      <text:p text:style-name="P2"/>
      <text:p text:style-name="P2">种类并查集（本质也是带权并查集，但是是记录元素的性质的，权值一般表示与父亲结点的关系）：</text:p>
      <text:p text:style-name="P2"/>
      <text:p text:style-name="P2">void init(){</text:p>
      <text:p text:style-name="P2"><text:s text:c="4"/>for(int i=1;i&lt;=n;i++){</text:p>
      <text:p text:style-name="P2"><text:s text:c="8"/>fa[i]=i;</text:p>
      <text:p text:style-name="P2"><text:s text:c="8"/>num[i]=0; <text:s text:c="7"/>//此处表示和父亲节点的大小差距，初始化0</text:p>
      <text:p text:style-name="P2"><text:s text:c="4"/>}</text:p>
      <text:p text:style-name="P2">}</text:p>
      <text:p text:style-name="P2"/>
      <text:p text:style-name="P2">int find(int x){ <text:s text:c="15"/>//这里压缩路径并更新结点权值的思想是先循环加每个结点到父节点的权值，再次循环时每次减去之前更新完的权值再更新</text:p>
      <text:p text:style-name="P2"><text:s text:c="4"/>int r=x,t1,t2,c=0;</text:p>
      <text:p text:style-name="P2"><text:s text:c="4"/>while(r!=fa[r]){</text:p>
      <text:p text:style-name="P2"><text:s text:c="8"/>c+=num[r];</text:p>
      <text:p text:style-name="P2"><text:s text:c="8"/>r=fa[r];</text:p>
      <text:p text:style-name="P2"><text:s text:c="4"/>}</text:p>
      <text:p text:style-name="P2"><text:s text:c="4"/>while(x!=r){</text:p>
      <text:p text:style-name="P2"><text:s text:c="8"/>t1=fa[x];</text:p>
      <text:p text:style-name="P2"><text:s text:c="8"/>t2=c-num[x];</text:p>
      <text:p text:style-name="P2"><text:s text:c="8"/>num[x]=c;</text:p>
      <text:p text:style-name="P2"><text:s text:c="8"/>fa[x]=r;</text:p>
      <text:p text:style-name="P2"><text:s text:c="8"/>c=t2;</text:p>
      <text:p text:style-name="P2"><text:s text:c="8"/>x=t1;</text:p>
      <text:p text:style-name="P2"><text:s text:c="4"/>}</text:p>
      <text:p text:style-name="P2"><text:s text:c="4"/>return r;</text:p>
      <text:p text:style-name="P2">}</text:p>
      <text:p text:style-name="P2"/>
      <text:p text:style-name="P2">if(x!=y){ <text:s text:c="11"/>//合并时的操作</text:p>
      <text:p text:style-name="P2">{</text:p>
      <text:p text:style-name="P2"><text:s text:c="4"/>fa[x]=y;</text:p>
      <text:p text:style-name="P2"><text:s text:c="4"/>num[x]=num[b]+v-num[a];</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style:text-underline-style="none"/>
    </style:style>
    <style:style style:name="MT1" style:family="text">
      <style:text-properties fo:font-variant="normal" fo:text-transform="none" fo:color="#000000" fo:letter-spacing="normal" style:font-name-asian="verdana" style:font-size-asian="10.5pt" style:font-style-asian="normal"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bookmark text:name="cb_post_title_url"/><text:span text:style-name="MT1">并查集模板</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3:47:50.134766924</meta:creation-date>
    <dc:date>2015-10-12T23:49:36.425535294</dc:date>
    <meta:editing-duration>P0D</meta:editing-duration>
    <meta:editing-cycles>1</meta:editing-cycles>
    <meta:document-statistic meta:table-count="0" meta:image-count="0" meta:object-count="0" meta:page-count="2" meta:paragraph-count="75" meta:word-count="407" meta:character-count="1426" meta:non-whitespace-character-count="1065"/>
    <meta:generator>LibreOffice/4.2.8.2$Linux_X86_64 LibreOffice_project/420m0$Build-2</meta:generator>
  </office:meta>
</office:document-meta>
</file>